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1" style:family="paragraph">
      <style:text-properties fo:font-size="22pt" style:font-size-asian="28pt" style:font-size-complex="28pt"/>
    </style:style>
    <style:style style:name="P2" style:family="paragraph">
      <style:text-properties fo:font-size="24pt" style:font-size-asian="32pt" style:font-size-complex="32pt"/>
    </style:style>
    <style:style style:name="P3" style:family="paragraph">
      <style:text-properties fo:font-size="28pt" style:font-size-asian="40pt" style:font-size-complex="40pt"/>
    </style:style>
    <style:style style:name="P4" style:family="paragraph">
      <style:text-properties fo:font-size="26pt" style:font-size-asian="36pt" style:font-size-complex="36pt"/>
    </style:style>
    <style:style style:name="T1" style:family="text">
      <style:text-properties fo:font-size="22pt" style:font-size-asian="28pt" style:font-size-complex="28pt"/>
    </style:style>
    <style:style style:name="T2" style:family="text">
      <style:text-properties fo:font-size="24pt" style:font-size-asian="32pt" style:font-size-complex="32pt"/>
    </style:style>
    <style:style style:name="T3" style:family="text">
      <style:text-properties fo:font-size="28pt" style:font-size-asian="40pt" style:font-size-complex="40pt"/>
    </style:style>
    <style:style style:name="T4" style:family="text">
      <style:text-properties fo:font-size="2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Begriff Massenpunk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leistet die Kinematik?</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der Bahnkurve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man unter dem Ortsvektor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versteht man unter der Geschwindigkeit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versteht man unter der Beschleunigung ein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Wie lauten die Komponenten der Geschwindigkeit eines Massenpunktes in Zylinderkoordina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Wie lauten die Komponenten der Geschwindigkeit eines Massenpunktes in Kugelkoordina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4.498cm" svg:x="1.4cm" svg:y="0.341cm" presentation:class="title" presentation:user-transformed="true">
          <draw:text-box>
            <text:p>Geben Sie den Orts- und den Geschwindigkeitsvektor für die gleichförmig geradlinige Bewegung des Massenpunktes 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4.498cm" svg:x="1.4cm" svg:y="0.341cm" presentation:class="title" presentation:user-transformed="true">
          <draw:text-box>
            <text:p>Geben Sie den Orts- und den Geschwindigkeitsvektor für die gleichmäßig beschleunigte Bewegung des Massenpunktes 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s bedeutet gleichförmige Kreis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Sie die Newton’schen Axiom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träger und schwerer Mass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In welchem Zusammenhang stehen träge und schwere Mass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4.498cm" svg:x="1.4cm" svg:y="0.341cm" presentation:class="title" presentation:user-transformed="true">
          <draw:text-box>
            <text:p>Welches Gesetz bezeichnet man als die dynamische Grundgleichung der Klassischen Mechanik?</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ist eine Zentral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ist ein Inertialsyst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as versteht man unter einer Galilei-Transformatio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Definieren Sie den Begriff Schein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Erläutern Sie die Bedeutung der Coriolis-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Erläutern Sie die Bedeutung der Zentrifugal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ie lautet die Bewegungsgleichung der kräftefreien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elche Bewegungsform vollzieht der Massenpunkt im homogenen Schwerefel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1" draw:layer="layout" svg:width="25.199cm" svg:height="4.929cm" svg:x="1.4cm" svg:y="0.125cm" presentation:class="title" presentation:user-transformed="true">
          <draw:text-box>
            <text:p text:style-name="P1"><text:span text:style-name="T1">Wie hängt die Endgeschwindigkeit eines Körpers der Masse m, der mit der Anfangsgeschwindigkeit Null in der Höhe h im Schwerefeld der Erde losgelassen wird, beim Aufprall auf der Erde von der Höhe h und von der Masse m a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s versteht man unter einer linearen Differentialgleichung n-ter Ordn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Formulieren Sie ein allgemeines Lösungsverfahren für lineare, inhomogene Differentialgleichun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as sind die gebräuchlichsten Typen von Reibungskräf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4.929cm" svg:x="1.4cm" svg:y="0.125cm" presentation:class="title" presentation:user-transformed="true">
          <draw:text-box>
            <text:p text:style-name="P1"><text:span text:style-name="T1">Wie lautet die Bewegungsgleichung eines materiellen Körpers im Schwerefeld der Erde unter dem Einfluss von Stokes'scher Reibung? Um welchen Typ Differentialgleichung handelt es sich dabei? Geben Sie eine spezielle Lösung a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versteht man unter dem „mathematischen“ Pende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as bedeutet Fadenspann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lautet die Schwingungsgleichung des Fadenpende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4.498cm" svg:x="1.4cm" svg:y="0.341cm" presentation:class="title" presentation:user-transformed="true">
          <draw:text-box>
            <text:p>Erläutern Sie am Beispiel des Fadenpendels die Begriffe Schwingungsdauer, Frequenz und Kreisfreque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4.498cm" svg:x="1.4cm" svg:y="0.341cm" presentation:class="title" presentation:user-transformed="true">
          <draw:text-box>
            <text:p>Wie kann man mit Hilfe des Fadenpendels die Gleichheit von träger und schwerer Masse demonstr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ist die Einheit i der imaginären Zahle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versteht man unter der Polardarstellung einer komplexen Zah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ie lautet die Euler'sche Formel?</text:p>
          </draw:text-box>
        </draw:frame>
        <draw:frame presentation:style-name="pr2" draw:layer="layout" svg:width="25.199cm" svg:height="12.18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4.498cm" svg:x="1.4cm" svg:y="0.341cm" presentation:class="title" presentation:user-transformed="true">
          <draw:text-box>
            <text:p>Definieren Sie den harmonischen Oszillator und nennen Sie verschiedene Realisierungsmöglichkei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Eigenfrequenz des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2" draw:layer="layout" svg:width="25.199cm" svg:height="4.027cm" svg:x="1.4cm" svg:y="0.575cm" presentation:class="title" presentation:user-transformed="true">
          <draw:text-box>
            <text:p text:style-name="P2"><text:span text:style-name="T2">Stellen Sie die Bewegungsgleichung des freien, gedämpften, linearen harmonischen Oszillators auf (Stokes'sche Reibung). Wann liegt der Schwingfall, Kriechfall oder aperiodische Grenzfall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3" draw:layer="layout" svg:width="25.199cm" svg:height="4.714cm" svg:x="1.4cm" svg:y="0.233cm" presentation:class="title" presentation:user-transformed="true">
          <draw:text-box>
            <text:p text:style-name="P3"><text:span text:style-name="T3">Zeichnen Sie qualitativ für den aperiodischen Grenzfall die Lösung x(t) des gedämpften harmonischen Oszillators. Wie viele Nulldurchgänge sind möglich?</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4.498cm" svg:x="1.4cm" svg:y="0.341cm" presentation:class="title" presentation:user-transformed="true">
          <draw:text-box>
            <text:p>Wann ist der harmonische Oszillator rascher gedämpft, im aperiodischen Grenzfall oder im Kriechfal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text-style-name="P3" draw:layer="layout" svg:width="25.199cm" svg:height="4.714cm" svg:x="1.4cm" svg:y="0.232cm" presentation:class="title" presentation:user-transformed="true">
          <draw:text-box>
            <text:p text:style-name="P3"><text:span text:style-name="T3">Stellen Sie die Bewegungsgleichung für den linearen, gedämpften, harmonischen Oszillator bei Einwirkung einer zeitabhängigen äußeren Kraft F(t)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2" draw:layer="layout" svg:width="25.199cm" svg:height="4.027cm" svg:x="1.4cm" svg:y="0.574cm" presentation:class="title" presentation:user-transformed="true">
          <draw:text-box>
            <text:p text:style-name="P2"><text:span text:style-name="T2">Nennen Sie eine mechanische und eine nicht-mechanische Realisierung für den linearen, gedämpften, harmonischen Oszillator bei Einwirkung einer zeitabhängigen äußeren Kraft 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presentation:user-transformed="true">
          <draw:text-box>
            <text:p>Erläutern Sie den Begriff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presentation:user-transformed="true">
          <draw:text-box>
            <text:p>Wie hängt die Resonanzfrequenz mit der Reibung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4.498cm" svg:x="1.4cm" svg:y="0.341cm" presentation:class="title" presentation:user-transformed="true">
          <draw:text-box>
            <text:p>Zeichnen Sie qualitativ das Verhalten der Schwingungsamplitude als Funktion der Frequenz der erregenden, periodischen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Phasenverschieb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4.498cm" svg:x="1.4cm" svg:y="0.341cm" presentation:class="title" presentation:user-transformed="true">
          <draw:text-box>
            <text:p>Wie hängt die Phasenverschiebung beim gedämpften Oszillator von der Frequenz der erregenden, periodischen Kraf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Arbeit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potentiell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kinetisch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Gesamt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1" draw:layer="layout" svg:width="25.199cm" svg:height="4.929cm" svg:x="1.4cm" svg:y="0.124cm" presentation:class="title" presentation:user-transformed="true">
          <draw:text-box>
            <text:p text:style-name="P1"><text:span text:style-name="T1">Leiten Sie durch Integration der dynamischen Grundgleichung einer eindimensionalen Bewegung die Begriffe Arbeit, potentielle und kinetische Energie, Gesamtenergie her. Definieren Sie damit klassisch erlaubte bzw. klassisch verbotene Bewegungsbereich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4.498cm" svg:x="1.4cm" svg:y="0.341cm" presentation:class="title" presentation:user-transformed="true">
          <draw:text-box>
            <text:p>Diskutieren Sie mit Hilfe des Potentials qualitativ die eindimensionale Bewegung d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4" draw:layer="layout" svg:width="25.199cm" svg:height="4.384cm" svg:x="1.4cm" svg:y="0.398cm" presentation:class="title" presentation:user-transformed="true">
          <draw:text-box>
            <text:p text:style-name="P4"><text:span text:style-name="T4">Welche Arbeit muss geleistet werden, um einen Massenpunkt im Feld F = F(r, r° , t) um die Strecke dr zu verschieben? Diskutieren Sie insbesondere das Vorzei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4.498cm" svg:x="1.4cm" svg:y="0.341cm" presentation:class="title" presentation:user-transformed="true">
          <draw:text-box>
            <text:p>Von welchen Faktoren ist die Arbeit bei einer Verschiebung über endliche Wegstrecken abhängi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ist die Leistung P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elche Dimension besitzt die Leistung P?</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nn heißen Kräfte konservativ? Nennen Sie einige Kriteri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as versteht man unter dem Potential einer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ie lautet das Potential des räumlich isotropen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Definieren Sie Drehimpu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Definieren Sie Drehmomen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4.498cm" svg:x="1.4cm" svg:y="0.341cm" presentation:class="title" presentation:user-transformed="true">
          <draw:text-box>
            <text:p>Untersuchen Sie am Beispiel der geradlinig gleichförmigen Bewegung, ob der Drehimpuls eine reine Teilcheneigenschaf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text:s/>Wie hängt der Drehimpuls L vom Bezugspunk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draw:text-box>
            <text:p>Wie lautet der Drehimpuls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draw:text-box>
            <text:p>Wann ist eine Zentralkraft konservativ?</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ann gilt Drehimpulserhalt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orin besteht die Aussage des Flächensatz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4.498cm" svg:x="1.4cm" svg:y="0.341cm" presentation:class="title" presentation:user-transformed="true">
          <draw:text-box>
            <text:p>Wie kann man aus dem Drehimpuls- und dem Energiesatz ein allgemeines Verfahren zur Lösung der Bewegungsgleichung formul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elchem Potentialtyp unterliegt die Planeten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draw:text-box>
            <text:p>Von welcher geometrischen Form sind die Planetenba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4.498cm" svg:x="1.4cm" svg:y="0.341cm" presentation:class="title" presentation:user-transformed="true">
          <draw:text-box>
            <text:p>Wie bestimmen bei einer Ellipsenbahn Drehimpuls L und Gesamtenergie E die beiden Halbach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odurch ist die Hyperbelbahn gekenn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draw:text-box>
            <text:p>Was bedeutet der Stoßparameter 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ie hängen Stoßparameter d und Ablenkwinkel ϑ mit L und E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draw:text-box>
            <text:p>Welche Bedeutung haben die erste und zweite kosmische 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lauten die Kepler’schen Gesetz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1-21T17:38:06.885000000</dc:date>
    <meta:document-statistic meta:object-count="337"/>
  </office:meta>
</office:document-meta>
</file>